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1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taulujen luonti</text:span></text:p>
          </draw:text-box>
        </draw:frame>
        <draw:frame draw:name="Content Placeholder 8_2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Create table -lause</text:span></text:p>
              </text:list-item>
              <text:list-item>
                <text:p text:style-name="P12"><text:span text:style-name="T6">Pääavainten luonti create table lauseen yhteydessä.</text:span></text:p>
              </text:list-item>
              <text:list-item>
                <text:p text:style-name="P12"><text:span text:style-name="T6">Ulkoisten viite-eheysavainten (foreign key) luonti create table lauseen yhteydessä.</text:span>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0" presentation:style-name="pr7" draw:text-style-name="P13" draw:layer="layout" svg:width="25.549cm" svg:height="12.2cm" svg:x="1.266cm" svg:y="3.2cm" presentation:class="outline" presentation:user-transformed="true">
          <draw:text-box>
            <text:list text:style-name="L5">
              <text:list-item>
                <text:p text:style-name="P12"><text:span text:style-name="T6">Mitä on otettava huomioon luotaessa tietokantaa?</text:span></text:p>
              </text:list-item>
              <text:list-item>
                <text:p text:style-name="P12"><text:span text:style-name="T6">Miten tietokantaa voi konfiguroida Microsoft SQL Server:issä?</text:span></text:p>
              </text:list-item>
              <text:list-item>
                <text:p text:style-name="P12"><text:span text:style-name="T6">Mikä on T-SQL kielinen komento tietokannan luontiin?</text:span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6cm" svg:y="1.402cm" presentation:class="title" presentation:user-transformed="true">
          <draw:text-box>
            <text:p text:style-name="P10"><text:span text:style-name="T5">Tietokannan luont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ulkoiset indeksit ovat tärkeitä?</text:span></text:p>
              </text:list-item>
              <text:list-item>
                <text:p text:style-name="P12"><text:span text:style-name="T6">Mitä kannattaa indeksoida?</text:span></text:p>
              </text:list-item>
              <text:list-item>
                <text:p text:style-name="P12"><text:span text:style-name="T6">Ulkoisten indeksien luonti lause:</text:span><text:span text:style-name="T6"><text:line-break/></text:span><text:span text:style-name="T6">create index</text:span></text:p>
              </text:list-item>
              <text:list-item>
                <text:p text:style-name="P12"><text:span text:style-name="T6">Miten kannattaa ulkoisia indeksejä käyttää? Onko esimerkiksi kuuden tai peräti enemmän kentän sisältävän ulkoisen indeksin luominen järkevää?</text:span></text:p>
              </text:list-item>
              <text:list-item>
                <text:p text:style-name="P12"><text:span text:style-name="T6">Vaikuttaako käyttäjien käyttömäärä siihen mitä kannattaa indeksoida ulkoisilla indekseillä?</text:span></text:p>
              </text:list-item>
              <text:list-item>
                <text:p text:style-name="P12"><text:span text:style-name="T6">Mitä tässä saavutetteisiin?</text:span></text:p>
              </text:list-item>
              <text:list-item>
                <text:p text:style-name="P12"><text:span text:style-name="T6">Miten saadaan selville tietokantapalvelimen hallintatyökalulla, mitä kannattaa indeksoida?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Ulkoiset indeksi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96</meta:editing-cycles>
    <meta:print-date>2020-09-28T07:56:54</meta:print-date>
    <meta:creation-date>2020-11-11T09:16:24</meta:creation-date>
    <dc:date>2024-02-12T08:53:28.334000000</dc:date>
    <meta:editing-duration>PT11H27M33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